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446" officeooo:paragraph-rsid="00057446"/>
    </style:style>
    <style:style style:name="P2" style:family="paragraph" style:parent-style-name="Standard">
      <style:text-properties officeooo:rsid="000709f2" officeooo:paragraph-rsid="000709f2"/>
    </style:style>
    <style:style style:name="P3" style:family="paragraph" style:parent-style-name="Standard">
      <style:text-properties officeooo:rsid="0007e424" officeooo:paragraph-rsid="0007e424"/>
    </style:style>
    <style:style style:name="P4" style:family="paragraph" style:parent-style-name="Standard">
      <style:text-properties officeooo:rsid="0008f782" officeooo:paragraph-rsid="0008f782"/>
    </style:style>
    <style:style style:name="T1" style:family="text">
      <style:text-properties officeooo:rsid="000a46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FOL</text:p>
      <text:p text:style-name="P1"/>
      <text:p text:style-name="P1">Centro de formación profesional y de enseñanza secundaria obligatoria y bachillerato.</text:p>
      <text:p text:style-name="P1"/>
      <text:p text:style-name="P1">Trabajadores interinos--&gt; equivalente a trabajos temporales</text:p>
      <text:p text:style-name="P1"/>
      <text:p text:style-name="P1">Descripción de los puestos de informatcia (como si trabajaramos aqui)</text:p>
      <text:p text:style-name="P1"/>
      <text:p text:style-name="P1">Tener en cuenta covid</text:p>
      <text:p text:style-name="P1"/>
      <text:p text:style-name="P1">Numero de alumnos</text:p>
      <text:p text:style-name="P1">numero de trabajadores</text:p>
      <text:p text:style-name="P1"/>
      <text:p text:style-name="P1">identificación de la actividad</text:p>
      <text:p text:style-name="P1">donde est<text:span text:style-name="T1">a</text:span>rá localizada</text:p>
      <text:p text:style-name="P1"/>
      <text:p text:style-name="P1"/>
      <text:p text:style-name="P1"/>
      <text:p text:style-name="P1">RIESGOS</text:p>
      <text:p text:style-name="P1">Desde que se accede al centro hasta el puesto de trabajo</text:p>
      <text:p text:style-name="P4">Los cables están recogidos pero hay alguno arrastrando por el suelo</text:p>
      <text:p text:style-name="P1"/>
      <text:p text:style-name="P2">ANEXO</text:p>
      <text:p text:style-name="P2">hacer uno por cada zona (aula, entrada, pasillo)</text:p>
      <text:p text:style-name="P2"/>
      <text:p text:style-name="P2">actividad:alumnado de informática</text:p>
      <text:p text:style-name="P1"/>
      <text:p text:style-name="P2">domicilio: aula 303/taller 4 informíatica</text:p>
      <text:p text:style-name="P2">domicilio: entrada</text:p>
      <text:p text:style-name="P2">domicilio: pasillo</text:p>
      <text:p text:style-name="P2">etc.</text:p>
      <text:p text:style-name="P2"/>
      <text:p text:style-name="P2"/>
      <text:p text:style-name="P2"/>
      <text:p text:style-name="P3">EMPRESA DEL SECTOR</text:p>
      <text:p text:style-name="P3">empresa de informática ó plan de autoprotección de una empresa de in formático(mantenimiento)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6:12:09.467000000</meta:creation-date>
    <dc:date>2021-11-02T15:17:59.860000000</dc:date>
    <meta:editing-duration>PT1H23M34S</meta:editing-duration>
    <meta:editing-cycles>4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1" meta:word-count="108" meta:character-count="745" meta:non-whitespace-character-count="659"/>
  </office:meta>
</office:document-meta>
</file>